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c1900" draw:fill-color="#ffffcc" draw:textarea-horizontal-align="justify" draw:textarea-vertical-align="middle" draw:auto-grow-height="false" fo:min-height="1.358cm" fo:min-width="0.9cm"/>
    </style:style>
    <style:style style:name="gr2" style:family="graphic" style:parent-style-name="standard">
      <style:graphic-properties svg:stroke-color="#4c1900" draw:fill-color="#ffffcc" draw:textarea-horizontal-align="justify" draw:textarea-vertical-align="top" draw:auto-grow-height="false" fo:min-height="4.351cm" fo:min-width="2.254cm"/>
    </style:style>
    <style:style style:name="gr3" style:family="graphic" style:parent-style-name="standard">
      <style:graphic-properties svg:stroke-color="#4c1900" draw:fill-color="#ffffcc" draw:textarea-horizontal-align="justify" draw:textarea-vertical-align="top" draw:auto-grow-height="false" fo:min-height="3.151cm" fo:min-width="2.664cm"/>
    </style:style>
    <style:style style:name="gr4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375cm"/>
    </style:style>
    <style:style style:name="gr5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1.6cm"/>
    </style:style>
    <style:style style:name="gr6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1.425cm"/>
    </style:style>
    <style:style style:name="gr7" style:family="graphic" style:parent-style-name="standard">
      <style:graphic-properties svg:stroke-color="#4c1900" draw:fill-color="#ffffcc" draw:textarea-horizontal-align="justify" draw:textarea-vertical-align="middle" draw:auto-grow-height="false" fo:min-height="0.174cm" fo:min-width="1.30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55cm"/>
    </style:style>
    <style:style style:name="gr10" style:family="graphic" style:parent-style-name="standard">
      <style:graphic-properties svg:stroke-color="#4c1900" draw:fill-color="#ffffcc" draw:textarea-horizontal-align="justify" draw:textarea-vertical-align="middle" draw:auto-grow-height="false" fo:min-height="1.358cm" fo:min-width="1.3cm"/>
    </style:style>
    <style:style style:name="gr11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378cm"/>
    </style:style>
    <style:style style:name="gr12" style:family="graphic" style:parent-style-name="standard">
      <style:graphic-properties svg:stroke-color="#4c1900" draw:fill-color="#ffffcc" draw:textarea-horizontal-align="justify" draw:textarea-vertical-align="top" draw:auto-grow-height="false" fo:min-height="1.55cm" fo:min-width="2.254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cc"/>
      <style:paragraph-properties fo:margin-left="0cm" fo:margin-right="0cm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-color="#804c19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cc"/>
      <style:paragraph-properties fo:margin-left="0cm" fo:margin-right="0cm" fo:text-align="start" fo:text-indent="0cm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1.4cm" svg:height="2cm" svg:x="1.601cm" svg:y="7.2cm">
          <text:p text:style-name="P1"><text:span text:style-name="T1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xml:id="id1" draw:id="id1" draw:layer="layout" svg:width="3.6cm" svg:height="4.6cm" svg:x="4.001cm" svg:y="6cm">
          <text:p text:style-name="P3"><text:s text:c="2"/>Reader</text:p>
          <text:p text:style-name="P3"><text:span text:style-name="T2"/></text:p>
          <text:p text:style-name="P3"><text:span text:style-name="T2">- </text:span><text:span text:style-name="T3">Read</text:span><text:span text:style-name="T2"> the data</text:span><text:span text:style-name="T2"><text:line-break/></text:span><text:span text:style-name="T2">- Drive</text:span></text:p>
          <text:p text:style-name="P3"><text:span text:style-name="T2"><text:s text:c="2"/></text:span><text:span text:style-name="T2">conversion </text:span></text:p>
          <text:p text:style-name="P3"><text:span text:style-name="T2"><text:s text:c="2"/></text:span><text:span text:style-name="T2">process </text:span><text:span text:style-name="T2"><text:line-break/></text:span><text:span text:style-name="T2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draw:layer="layout" svg:width="5.2cm" svg:height="3.4cm" svg:x="9.601cm" svg:y="6.6cm">
          <text:p text:style-name="P1"><text:span text:style-name="T1">ElementTree</text:span></text:p>
          <text:p text:style-name="P5"><text:span text:style-name="T2"><text:line-break/></text:span><text:span text:style-name="T2">Internal record </text:span></text:p>
          <text:p text:style-name="P5"><text:span text:style-name="T2">representation in </text:span><text:span text:style-name="T2"><text:line-break/></text:span><text:span text:style-name="T2">XML-like </text:span><text:span text:style-name="T2"><text:line-break/></text:span><text:span text:style-name="T2">struct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3" draw:id="id3" draw:layer="layout" svg:width="3.6cm" svg:height="4.6cm" svg:x="16.601cm" svg:y="6cm">
          <text:p text:style-name="P3"><text:s text:c="2"/>Writer</text:p>
          <text:p text:style-name="P3"><text:span text:style-name="T2"/></text:p>
          <text:p text:style-name="P3"><text:span text:style-name="T2">- Packs the data</text:span><text:span text:style-name="T2"><text:line-break/></text:span><text:span text:style-name="T2"> <text:s/>to strings </text:span><text:span text:style-name="T2"><text:line-break/></text:span><text:span text:style-name="T2"> <text:s/>and / or objects</text:span><text:span text:style-name="T2"><text:line-break/></text:span><text:span text:style-name="T2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6" draw:layer="layout" svg:width="1cm" svg:height="0.4cm" svg:x="3.00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2.4cm" svg:height="0.4cm" svg:x="7.60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2.2cm" svg:height="0.4cm" svg:x="14.40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2" draw:id="id2" draw:layer="layout" svg:width="2cm" svg:height="0.6cm" svg:x="9.001cm" svg:y="10.8cm">
          <text:p text:style-name="P1"><text:span text:style-name="T1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7" draw:layer="layout" draw:type="line" svg:x1="7.601cm" svg:y1="8.3cm" svg:x2="9.001cm" svg:y2="11.1cm" draw:start-shape="id1" draw:start-glue-point="1" draw:end-shape="id2" draw:end-glue-point="5" svg:d="M7601 8300l1400 2800" svg:viewBox="0 0 1401 2801">
          <text:p/>
        </draw:connector>
        <draw:connector draw:style-name="gr8" draw:text-style-name="P7" draw:layer="layout" draw:line-skew="0.898cm" svg:x1="18.401cm" svg:y1="10.6cm" svg:x2="5.801cm" svg:y2="10.6cm" draw:start-shape="id3" draw:start-glue-point="2" draw:end-shape="id1" draw:end-glue-point="2" svg:d="M18401 10600v1400h-12600v-1400" svg:viewBox="0 0 12601 1401">
          <text:p/>
        </draw:connector>
        <draw:custom-shape draw:style-name="gr9" draw:text-style-name="P6" draw:layer="layout" svg:width="1.199cm" svg:height="0.4cm" svg:x="20.201cm" svg:y="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.8cm" svg:height="2cm" svg:x="22.2cm" svg:y="10.106cm">
          <text:p text:style-name="P1"><text:span text:style-name="T1">Out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6" draw:layer="layout" svg:width="1.003cm" svg:height="0.4cm" draw:transform="rotate (-1.55351756720015) translate (23.388cm 9.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3.6cm" svg:height="1.8cm" svg:x="21.4cm" svg:y="7.3cm">
          <text:p text:style-name="P3"><text:span text:style-name="T4">Connector</text:span></text:p>
          <text:p text:style-name="P3"><text:span text:style-name="T2"/></text:p>
          <text:p text:style-name="P3"><text:span text:style-name="T2">- Write the data</text:span><text:span text:style-name="T2"><text:line-break/></text:span><text:span text:style-name="T2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zegorz Wierzchowski</meta:initial-creator>
    <meta:creation-date>2017-05-06T11:04:31.008924726</meta:creation-date>
    <dc:date>2018-02-17T18:46:24.596616920</dc:date>
    <dc:creator>Grzegorz Wierzchowski</dc:creator>
    <meta:editing-duration>PT13M5S</meta:editing-duration>
    <meta:editing-cycles>5</meta:editing-cycles>
    <meta:generator>LibreOffice/5.1.6.2$Linux_X86_64 LibreOffice_project/10m0$Build-2</meta:generator>
    <meta:document-statistic meta:object-count="14"/>
  </office:meta>
</office:document-meta>
</file>